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519" calcext:value-type="float">
            <text:p>519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/>
          <table:table-cell office:value-type="string" calcext:value-type="string">
            <text:p>Неделя 3 (30.01 — 06.02)</text:p>
          </table:table-cell>
          <table:table-cell table:formula="of:=SUM([.C12:.C18])" office:value-type="float" office:value="339" calcext:value-type="float">
            <text:p>339</text:p>
          </table:table-cell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26" calcext:value-type="date">
            <text:p>26.01.26</text:p>
          </table:table-cell>
          <table:table-cell table:formula="of:=667" office:value-type="float" office:value="667" calcext:value-type="float">
            <text:p>667</text:p>
          </table:table-cell>
          <table:table-cell table:formula="of:=[.B10]-[.B9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1-29" calcext:value-type="date">
            <text:p>29.01.26</text:p>
          </table:table-cell>
          <table:table-cell table:formula="of:=701" office:value-type="float" office:value="701" calcext:value-type="float">
            <text:p>701</text:p>
          </table:table-cell>
          <table:table-cell table:formula="of:=[.B11]-[.B10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" table:formula="of:=[.A11]+1" office:value-type="date" office:date-value="2026-01-30" calcext:value-type="date">
            <text:p>30.01.26</text:p>
          </table:table-cell>
          <table:table-cell table:formula="of:=849" office:value-type="float" office:value="849" calcext:value-type="float">
            <text:p>849</text:p>
          </table:table-cell>
          <table:table-cell table:formula="of:=[.B12]-[.B11]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1" calcext:value-type="date">
            <text:p>01.02.26</text:p>
          </table:table-cell>
          <table:table-cell table:formula="of:=919" office:value-type="float" office:value="919" calcext:value-type="float">
            <text:p>919</text:p>
          </table:table-cell>
          <table:table-cell table:formula="of:=[.B13]-[.B12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2" calcext:value-type="date">
            <text:p>02.02.26</text:p>
          </table:table-cell>
          <table:table-cell table:formula="of:=1022" office:value-type="float" office:value="1022" calcext:value-type="float">
            <text:p>1022</text:p>
          </table:table-cell>
          <table:table-cell table:formula="of:=[.B14]-[.B13]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date" office:date-value="2026-02-03" calcext:value-type="date">
            <text:p>03.02.26</text:p>
          </table:table-cell>
          <table:table-cell table:formula="of:=1040" office:value-type="float" office:value="1040" calcext:value-type="float">
            <text:p>1040</text:p>
          </table:table-cell>
          <table:table-cell table:formula="of:=[.B15]-[.B14]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.00.0000</text:date>, <text:time style:data-style-name="N2" text:time-value="09:03:49.796679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2-03T09:04:01.178812658</dc:date>
    <meta:editing-duration>PT29M6S</meta:editing-duration>
    <meta:editing-cycles>28</meta:editing-cycles>
    <meta:generator>LibreOffice/24.2.7.2$Linux_X86_64 LibreOffice_project/420$Build-2</meta:generator>
    <meta:document-statistic meta:table-count="3" meta:cell-count="10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9cm" svg:y="0.379cm" svg:width="14.142cm" svg:height="6.97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6052">
                <text:p>460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6056">
                <text:p>4605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